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@</mo>
      <mo stretchy="false">ψ</mo>
      <mrow>
        <mi/>
        <mo stretchy="false">=</mo>
        <mi/>
      </mrow>
      <mfenced open="[" close="]">
        <mrow>
          <mfrac>
            <mn>1</mn>
            <msup>
              <mi>r</mi>
              <mn>2</mn>
            </msup>
          </mfrac>
          <mi/>
          <mfrac>
            <mo stretchy="false">∂</mo>
            <mrow>
              <mo stretchy="false">∂</mo>
              <mi>r</mi>
            </mrow>
          </mfrac>
          <mfenced open="(" close=")">
            <mrow>
              <msup>
                <mi>r</mi>
                <mn>2</mn>
              </msup>
              <mfrac>
                <mo stretchy="false">∂</mo>
                <mrow>
                  <mo stretchy="false">∂</mo>
                  <mi>r</mi>
                </mrow>
              </mfrac>
            </mrow>
          </mfenced>
          <mrow>
            <mi/>
            <mo stretchy="false">−</mo>
            <mi/>
          </mrow>
          <mfrac>
            <mn>1</mn>
            <msup>
              <mi>u</mi>
              <mn>2</mn>
            </msup>
          </mfrac>
          <mi/>
          <mfrac>
            <msup>
              <mo stretchy="false">∂</mo>
              <mn>2</mn>
            </msup>
            <mrow>
              <mo stretchy="false">∂</mo>
              <msup>
                <mi>t</mi>
                <mn>2</mn>
              </msup>
            </mrow>
          </mfrac>
        </mrow>
      </mfenced>
      <mo stretchy="false">ψ</mo>
      <mrow>
        <mi/>
        <mo stretchy="false">=</mo>
        <mi/>
      </mrow>
      <mn>0</mn>
    </mrow>
    <annotation encoding="StarMath 5.0">%UxE57C %ipsi `=` left [ 1 over r^2 ` partial over {partial r} left ( r^2 partial over {partial r} right ) `-`  1 over u^2 ` partial ^2 over {partial t^2}  right ] %ipsi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9:35:33.259000000</meta:creation-date>
    <meta:generator>LibreOffice/4.1.4.2$Windows_x86 LibreOffice_project/0a0440ccc0227ad9829de5f46be37cfb6edcf72</meta:generator>
  </office:meta>
</office:document-meta>
</file>